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family-generic="roman" style:font-pitch="variable"/>
    <style:font-face style:name="DejaVu Sans" svg:font-family="'DejaVu Sans'" style:font-family-generic="roman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Bitstream Vera Sans2" svg:font-family="'Bitstream Vera Sans'" style:font-family-generic="system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07cm"/>
    </style:style>
    <style:style style:name="co2" style:family="table-column">
      <style:table-column-properties fo:break-before="auto" style:column-width="3.009cm"/>
    </style:style>
    <style:style style:name="co3" style:family="table-column">
      <style:table-column-properties fo:break-before="auto" style:column-width="1.351cm"/>
    </style:style>
    <style:style style:name="co4" style:family="table-column">
      <style:table-column-properties fo:break-before="auto" style:column-width="2.307cm"/>
    </style:style>
    <style:style style:name="co5" style:family="table-column">
      <style:table-column-properties fo:break-before="auto" style:column-width="1.857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2.27cm"/>
    </style:style>
    <style:style style:name="co8" style:family="table-column">
      <style:table-column-properties fo:break-before="auto" style:column-width="2.701cm"/>
    </style:style>
    <style:style style:name="co9" style:family="table-column">
      <style:table-column-properties fo:break-before="auto" style:column-width="4.613cm"/>
    </style:style>
    <style:style style:name="co10" style:family="table-column">
      <style:table-column-properties fo:break-before="auto" style:column-width="2.335cm"/>
    </style:style>
    <style:style style:name="co11" style:family="table-column">
      <style:table-column-properties fo:break-before="auto" style:column-width="4.10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zxx" style:country-asian="none" style:font-style-asian="normal" style:font-weight-asian="normal" style:font-name-complex="Bitstream Vera Sans2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Bitstream Vera Sans1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zxx" style:country-asian="none" style:font-style-asian="normal" style:font-weight-asian="normal" style:font-name-complex="Bitstream Vera Sans2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ext-properties fo:font-style="normal" fo:font-weight="bold"/>
    </style:style>
  </office:automatic-styles>
  <office:body>
    <office:spreadsheet>
      <table:table table:name="Tei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Bauteil</text:p>
          </table:table-cell>
          <table:table-cell table:style-name="ce3" office:value-type="string">
            <text:p>Wert</text:p>
          </table:table-cell>
          <table:table-cell table:style-name="ce1" office:value-type="string">
            <text:p>Preis</text:p>
          </table:table-cell>
          <table:table-cell table:style-name="ce1" office:value-type="string">
            <text:p>Stückzahl</text:p>
          </table:table-cell>
          <table:table-cell table:style-name="ce1" office:value-type="string">
            <text:p>Summe</text:p>
          </table:table-cell>
          <table:table-cell table:style-name="ce1" office:value-type="string">
            <text:p>Bestellnr</text:p>
          </table:table-cell>
          <table:table-cell table:style-name="ce8" office:value-type="string">
            <text:p>Link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Kühlkörper</text:p>
          </table:table-cell>
          <table:table-cell office:value-type="string">
            <text:p>SK104</text:p>
          </table:table-cell>
          <table:table-cell office:value-type="float" office:value="1.15">
            <text:p>1,15</text:p>
          </table:table-cell>
          <table:table-cell office:value-type="float" office:value="1">
            <text:p>1</text:p>
          </table:table-cell>
          <table:table-cell table:formula="oooc:=[.D2]*[.C2]" office:value-type="float" office:value="1.15">
            <text:p>1,15</text:p>
          </table:table-cell>
          <table:table-cell table:style-name="ce6" office:value-type="string">
            <text:p>V PR32/25,4</text:p>
          </table:table-cell>
          <table:table-cell office:value-type="string">
            <text:p>http://www.reichelt.de/?ARTICLE=35374</text:p>
          </table:table-cell>
          <table:table-cell table:number-columns-repeated="249"/>
        </table:table-row>
        <table:table-row table:style-name="ro1">
          <table:table-cell office:value-type="string">
            <text:p>can controler</text:p>
          </table:table-cell>
          <table:table-cell office:value-type="string">
            <text:p>MCP2515-E/SO</text:p>
          </table:table-cell>
          <table:table-cell office:value-type="float" office:value="2.55">
            <text:p>2,55</text:p>
          </table:table-cell>
          <table:table-cell office:value-type="float" office:value="1">
            <text:p>1</text:p>
          </table:table-cell>
          <table:table-cell table:formula="oooc:=[.D3]*[.C3]" office:value-type="float" office:value="2.55">
            <text:p>2,55</text:p>
          </table:table-cell>
          <table:table-cell table:style-name="ce7" office:value-type="string">
            <text:p>MCP 2515-I/SO</text:p>
          </table:table-cell>
          <table:table-cell office:value-type="string">
            <text:p><text:a xlink:href="http://www.reichelt.de/?SID=296bLXHawQAR0AADsRhZUd514a3d8b0f95a0575f999c29d7fcdb8;ACTION=3;LA=4;GROUP=A316;GROUPID=2946;ARTICLE=54515;START=0;SORT=artnr;OFFSET=16">http://www.reichelt.de/?SID=296bLXHawQAR0AADsRhZUd514a3d8b0f95a0575f999c29d7fcdb8;ACTION=3;LA=4;GROUP=A316;GROUPID=2946;ARTICLE=54515;START=0;SORT=artnr;OFFSET=16</text:a></text:p>
          </table:table-cell>
          <table:table-cell table:number-columns-repeated="249"/>
        </table:table-row>
        <table:table-row table:style-name="ro1">
          <table:table-cell office:value-type="string">
            <text:p>Can Treiber</text:p>
          </table:table-cell>
          <table:table-cell office:value-type="string">
            <text:p>PCA82C250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table:formula="oooc:=[.D4]*[.C4]" office:value-type="float" office:value="1.2">
            <text:p>1,2</text:p>
          </table:table-cell>
          <table:table-cell office:value-type="string">
            <text:p>PCA 82C250</text:p>
          </table:table-cell>
          <table:table-cell office:value-type="string">
            <text:p><text:a xlink:href="http://www.reichelt.de/?SID=296bLXHawQAR0AADsRhZUd514a3d8b0f95a0575f999c29d7fcdb8;ACTION=3;LA=4;GROUP=A316;GROUPID=2946;ARTICLE=39907;START=0;SORT=artnr;OFFSET=16">http://www.reichelt.de/?SID=296bLXHawQAR0AADsRhZUd514a3d8b0f95a0575f999c29d7fcdb8;ACTION=3;LA=4;GROUP=A316;GROUPID=2946;ARTICLE=39907;START=0;SORT=artnr;OFFSET=16</text:a></text:p>
          </table:table-cell>
          <table:table-cell table:number-columns-repeated="249"/>
        </table:table-row>
        <table:table-row table:style-name="ro1">
          <table:table-cell office:value-type="string">
            <text:p>Diode</text:p>
          </table:table-cell>
          <table:table-cell table:style-name="ce5" office:value-type="string">
            <text:p>BY550</text:p>
          </table:table-cell>
          <table:table-cell table:style-name="ce2" office:value-type="float" office:value="0.09">
            <text:p>0,09</text:p>
          </table:table-cell>
          <table:table-cell office:value-type="float" office:value="1">
            <text:p>1</text:p>
          </table:table-cell>
          <table:table-cell table:formula="oooc:=[.D5]*[.C5]" office:value-type="float" office:value="0.09">
            <text:p>0,09</text:p>
          </table:table-cell>
          <table:table-cell office:value-type="string">
            <text:p>BY 550-50</text:p>
          </table:table-cell>
          <table:table-cell office:value-type="string">
            <text:p><text:a xlink:href="http://www.reichelt.de/?SID=296bLXHawQAR0AADsRhZUd514a3d8b0f95a0575f999c29d7fcdb8;ACTION=3;LA=4;GROUP=A413;GROUPID=2989;ARTICLE=41920;START=0;SORT=artnr;OFFSET=16">http://www.reichelt.de/?SID=296bLXHawQAR0AADsRhZUd514a3d8b0f95a0575f999c29d7fcdb8;ACTION=3;LA=4;GROUP=A413;GROUPID=2989;ARTICLE=41920;START=0;SORT=artnr;OFFSET=16</text:a></text:p>
          </table:table-cell>
          <table:table-cell table:number-columns-repeated="249"/>
        </table:table-row>
        <table:table-row table:style-name="ro1">
          <table:table-cell office:value-type="string">
            <text:p>Ethernet Treiber</text:p>
          </table:table-cell>
          <table:table-cell office:value-type="string">
            <text:p>RTL8019AS</text:p>
          </table:table-cell>
          <table:table-cell/>
          <table:table-cell office:value-type="float" office:value="1">
            <text:p>1</text:p>
          </table:table-cell>
          <table:table-cell table:formula="oooc:=[.D6]*[.C6]" office:value-type="float" office:value="0">
            <text:p>0</text:p>
          </table:table-cell>
          <table:table-cell/>
          <table:table-cell office:value-type="string">
            <text:p>-</text:p>
          </table:table-cell>
          <table:table-cell table:number-columns-repeated="249"/>
        </table:table-row>
        <table:table-row table:style-name="ro1">
          <table:table-cell office:value-type="string">
            <text:p>Fuse</text:p>
          </table:table-cell>
          <table:table-cell office:value-type="string">
            <text:p>FUSESH22,5A</text:p>
          </table:table-cell>
          <table:table-cell office:value-type="float" office:value="0.57">
            <text:p>0,57</text:p>
          </table:table-cell>
          <table:table-cell office:value-type="float" office:value="1">
            <text:p>1</text:p>
          </table:table-cell>
          <table:table-cell table:formula="oooc:=[.D7]*[.C7]" office:value-type="float" office:value="0.57">
            <text:p>0,57</text:p>
          </table:table-cell>
          <table:table-cell office:value-type="string">
            <text:p>PL 112100</text:p>
          </table:table-cell>
          <table:table-cell office:value-type="string">
            <text:p><text:a xlink:href="http://www.reichelt.de/?SID=296bLXHawQAR0AADsRhZUd514a3d8b0f95a0575f999c29d7fcdb8;ACTION=3;LA=4;GROUP=C49;GROUPID=3308;ARTICLE=3763;START=0;SORT=artnr;OFFSET=16">http://www.reichelt.de/?SID=296bLXHawQAR0AADsRhZUd514a3d8b0f95a0575f999c29d7fcdb8;ACTION=3;LA=4;GROUP=C49;GROUPID=3308;ARTICLE=3763;START=0;SORT=artnr;OFFSET=16</text:a></text:p>
          </table:table-cell>
          <table:table-cell table:number-columns-repeated="249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100n</text:p>
          </table:table-cell>
          <table:table-cell office:value-type="float" office:value="0.051">
            <text:p>0,05</text:p>
          </table:table-cell>
          <table:table-cell office:value-type="float" office:value="22">
            <text:p>22</text:p>
          </table:table-cell>
          <table:table-cell table:formula="oooc:=[.D8]*[.C8]" office:value-type="float" office:value="1.122">
            <text:p>1,12</text:p>
          </table:table-cell>
          <table:table-cell office:value-type="string">
            <text:p>X7R-G0603 100N</text:p>
          </table:table-cell>
          <table:table-cell office:value-type="string">
            <text:p><text:a xlink:href="http://www.reichelt.de/?SID=296bLXHawQAR0AADsRhZUd514a3d8b0f95a0575f999c29d7fcdb8;ACTION=3;LA=2;GROUP=B3514;GROUPID=3164;ARTICLE=31873;START=0;SORT=artnr;OFFSET=16">http://www.reichelt.de/?SID=296bLXHawQAR0AADsRhZUd514a3d8b0f95a0575f999c29d7fcdb8;ACTION=3;LA=2;GROUP=B3514;GROUPID=3164;ARTICLE=31873;START=0;SORT=artnr;OFFSET=16</text:a></text:p>
          </table:table-cell>
          <table:table-cell table:number-columns-repeated="249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10n</text:p>
          </table:table-cell>
          <table:table-cell office:value-type="float" office:value="0.051">
            <text:p>0,05</text:p>
          </table:table-cell>
          <table:table-cell office:value-type="float" office:value="4">
            <text:p>4</text:p>
          </table:table-cell>
          <table:table-cell table:formula="oooc:=[.D9]*[.C9]" office:value-type="float" office:value="0.204">
            <text:p>0,2</text:p>
          </table:table-cell>
          <table:table-cell office:value-type="string">
            <text:p>X7R-G0603 10N</text:p>
          </table:table-cell>
          <table:table-cell office:value-type="string">
            <text:p><text:a xlink:href="http://www.reichelt.de/?SID=296bLXHawQAR0AADsRhZUd514a3d8b0f95a0575f999c29d7fcdb8;ACTION=3;LA=2;GROUP=B3514;GROUPID=3164;ARTICLE=31870;START=0;SORT=artnr;OFFSET=16">http://www.reichelt.de/?SID=296bLXHawQAR0AADsRhZUd514a3d8b0f95a0575f999c29d7fcdb8;ACTION=3;LA=2;GROUP=B3514;GROUPID=3164;ARTICLE=31870;START=0;SORT=artnr;OFFSET=16</text:a></text:p>
          </table:table-cell>
          <table:table-cell table:number-columns-repeated="249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10uF/35V</text:p>
          </table:table-cell>
          <table:table-cell office:value-type="float" office:value="0.041">
            <text:p>0,04</text:p>
          </table:table-cell>
          <table:table-cell office:value-type="float" office:value="1">
            <text:p>1</text:p>
          </table:table-cell>
          <table:table-cell table:formula="oooc:=[.D10]*[.C10]" office:value-type="float" office:value="0.041">
            <text:p>0,04</text:p>
          </table:table-cell>
          <table:table-cell office:value-type="string">
            <text:p>RAD 10/35</text:p>
          </table:table-cell>
          <table:table-cell office:value-type="string">
            <text:p><text:a xlink:href="http://www.reichelt.de/?SID=296bLXHawQAR0AADsRhZUd514a3d8b0f95a0575f999c29d7fcdb8;ACTION=3;LA=4;GROUP=B312;GROUPID=3143;ARTICLE=23716;START=0;SORT=artnr;OFFSET=16">http://www.reichelt.de/?SID=296bLXHawQAR0AADsRhZUd514a3d8b0f95a0575f999c29d7fcdb8;ACTION=3;LA=4;GROUP=B312;GROUPID=3143;ARTICLE=23716;START=0;SORT=artnr;OFFSET=16</text:a></text:p>
          </table:table-cell>
          <table:table-cell table:number-columns-repeated="249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22 p</text:p>
          </table:table-cell>
          <table:table-cell office:value-type="float" office:value="0.051">
            <text:p>0,05</text:p>
          </table:table-cell>
          <table:table-cell office:value-type="float" office:value="6">
            <text:p>6</text:p>
          </table:table-cell>
          <table:table-cell table:formula="oooc:=[.D11]*[.C11]" office:value-type="float" office:value="0.306">
            <text:p>0,31</text:p>
          </table:table-cell>
          <table:table-cell office:value-type="string">
            <text:p>NPO-G0603 22P</text:p>
          </table:table-cell>
          <table:table-cell office:value-type="string">
            <text:p><text:a xlink:href="http://www.reichelt.de/?SID=296bLXHawQAR0AADsRhZUd514a3d8b0f95a0575f999c29d7fcdb8;ACTION=3;LA=2;GROUP=B3514;GROUPID=3164;ARTICLE=31854;START=0;SORT=artnr;OFFSET=16">http://www.reichelt.de/?SID=296bLXHawQAR0AADsRhZUd514a3d8b0f95a0575f999c29d7fcdb8;ACTION=3;LA=2;GROUP=B3514;GROUPID=3164;ARTICLE=31854;START=0;SORT=artnr;OFFSET=16</text:a></text:p>
          </table:table-cell>
          <table:table-cell table:number-columns-repeated="249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220 uF / 25V</text:p>
          </table:table-cell>
          <table:table-cell office:value-type="float" office:value="0.072">
            <text:p>0,07</text:p>
          </table:table-cell>
          <table:table-cell office:value-type="float" office:value="1">
            <text:p>1</text:p>
          </table:table-cell>
          <table:table-cell table:formula="oooc:=[.D12]*[.C12]" office:value-type="float" office:value="0.072">
            <text:p>0,07</text:p>
          </table:table-cell>
          <table:table-cell office:value-type="string">
            <text:p>RAD 220/25</text:p>
          </table:table-cell>
          <table:table-cell office:value-type="string">
            <text:p><text:a xlink:href="http://www.reichelt.de/?SID=296bLXHawQAR0AADsRhZUd514a3d8b0f95a0575f999c29d7fcdb8;ACTION=3;LA=4;GROUP=B312;GROUPID=3143;ARTICLE=15119;START=0;SORT=artnr;OFFSET=16">http://www.reichelt.de/?SID=296bLXHawQAR0AADsRhZUd514a3d8b0f95a0575f999c29d7fcdb8;ACTION=3;LA=4;GROUP=B312;GROUPID=3143;ARTICLE=15119;START=0;SORT=artnr;OFFSET=16</text:a></text:p>
          </table:table-cell>
          <table:table-cell table:number-columns-repeated="249"/>
        </table:table-row>
        <table:table-row table:style-name="ro1">
          <table:table-cell office:value-type="string">
            <text:p>Kondensator</text:p>
          </table:table-cell>
          <table:table-cell table:style-name="ce5" office:value-type="string">
            <text:p>27p / 22p</text:p>
          </table:table-cell>
          <table:table-cell table:style-name="ce2" table:formula="oooc:=[.C11]" office:value-type="float" office:value="0.051">
            <text:p>0,05</text:p>
          </table:table-cell>
          <table:table-cell office:value-type="float" office:value="2">
            <text:p>2</text:p>
          </table:table-cell>
          <table:table-cell table:formula="oooc:=[.D13]*[.C13]" office:value-type="float" office:value="0.102">
            <text:p>0,1</text:p>
          </table:table-cell>
          <table:table-cell office:value-type="string">
            <text:p>NPO-G0603 22P</text:p>
          </table:table-cell>
          <table:table-cell table:formula="oooc:=[.G11]" office:value-type="string" office:string-value="http://www.reichelt.de/?SID=296bLXHawQAR0AADsRhZUd514a3d8b0f95a0575f999c29d7fcdb8;ACTION=3;LA=2;GROUP=B3514;GROUPID=3164;ARTICLE=31854;START=0;SORT=artnr;OFFSET=16">
            <text:p>http://www.reichelt.de/?SID=296bLXHawQAR0AADsRhZUd514a3d8b0f95a0575f999c29d7fcdb8;ACTION=3;LA=2;GROUP=B3514;GROUPID=3164;ARTICLE=31854;START=0;SORT=artnr;OFFSET=16</text:p>
          </table:table-cell>
          <table:table-cell table:number-columns-repeated="249"/>
        </table:table-row>
        <table:table-row table:style-name="ro1">
          <table:table-cell office:value-type="string">
            <text:p>Kondensator</text:p>
          </table:table-cell>
          <table:table-cell table:style-name="ce5" office:value-type="string">
            <text:p>66p -&gt; 68p</text:p>
          </table:table-cell>
          <table:table-cell table:style-name="ce2" office:value-type="float" office:value="0.051">
            <text:p>0,05</text:p>
          </table:table-cell>
          <table:table-cell office:value-type="float" office:value="1">
            <text:p>1</text:p>
          </table:table-cell>
          <table:table-cell table:formula="oooc:=[.D14]*[.C14]" office:value-type="float" office:value="0.051">
            <text:p>0,05</text:p>
          </table:table-cell>
          <table:table-cell office:value-type="string">
            <text:p>NPO-G0603 68P</text:p>
          </table:table-cell>
          <table:table-cell office:value-type="string">
            <text:p><text:a xlink:href="http://www.reichelt.de/?SID=296bLXHawQAR0AADsRhZUd514a3d8b0f95a0575f999c29d7fcdb8;ACTION=3;LA=2;GROUPID=3164;ARTICLE=31857">http://www.reichelt.de/?SID=296bLXHawQAR0AADsRhZUd514a3d8b0f95a0575f999c29d7fcdb8;ACTION=3;LA=2;GROUPID=3164;ARTICLE=31857</text:a></text:p>
          </table:table-cell>
          <table:table-cell table:number-columns-repeated="249"/>
        </table:table-row>
        <table:table-row table:style-name="ro1">
          <table:table-cell office:value-type="string">
            <text:p>LED 199</text:p>
          </table:table-cell>
          <table:table-cell office:value-type="string">
            <text:p>red</text:p>
          </table:table-cell>
          <table:table-cell office:value-type="float" office:value="0.09">
            <text:p>0,09</text:p>
          </table:table-cell>
          <table:table-cell office:value-type="float" office:value="1">
            <text:p>1</text:p>
          </table:table-cell>
          <table:table-cell table:formula="oooc:=[.D15]*[.C15]" office:value-type="float" office:value="0.09">
            <text:p>0,09</text:p>
          </table:table-cell>
          <table:table-cell office:value-type="string">
            <text:p>LS 336K</text:p>
          </table:table-cell>
          <table:table-cell office:value-type="string">
            <text:p><text:a xlink:href="http://www.reichelt.de/?SID=296bLXHawQAR0AADsRhZUd514a3d8b0f95a0575f999c29d7fcdb8;ACTION=3;LA=4;GROUP=A5332;GROUPID=3019;ARTICLE=65147;START=0;SORT=artnr;ALL=1;OFFSET=16">http://www.reichelt.de/?SID=296bLXHawQAR0AADsRhZUd514a3d8b0f95a0575f999c29d7fcdb8;ACTION=3;LA=4;GROUP=A5332;GROUPID=3019;ARTICLE=65147;START=0;SORT=artnr;ALL=1;OFFSET=16</text:a></text:p>
          </table:table-cell>
          <table:table-cell table:number-columns-repeated="249"/>
        </table:table-row>
        <table:table-row table:style-name="ro2">
          <table:table-cell office:value-type="string">
            <text:p>LED Act</text:p>
          </table:table-cell>
          <table:table-cell office:value-type="string">
            <text:p>red</text:p>
          </table:table-cell>
          <table:table-cell table:formula="oooc:=[.C15]" office:value-type="float" office:value="0.09">
            <text:p>0,09</text:p>
          </table:table-cell>
          <table:table-cell office:value-type="float" office:value="1">
            <text:p>1</text:p>
          </table:table-cell>
          <table:table-cell table:formula="oooc:=[.D16]*[.C16]" office:value-type="float" office:value="0.09">
            <text:p>0,09</text:p>
          </table:table-cell>
          <table:table-cell office:value-type="string">
            <text:p>LS 336K</text:p>
          </table:table-cell>
          <table:table-cell table:formula="oooc:=[.G15]" office:value-type="string" office:string-value="http://www.reichelt.de/?SID=296bLXHawQAR0AADsRhZUd514a3d8b0f95a0575f999c29d7fcdb8;ACTION=3;LA=4;GROUP=A5332;GROUPID=3019;ARTICLE=65147;START=0;SORT=artnr;ALL=1;OFFSET=16">
            <text:p>http://www.reichelt.de/?SID=296bLXHawQAR0AADsRhZUd514a3d8b0f95a0575f999c29d7fcdb8;ACTION=3;LA=4;GROUP=A5332;GROUPID=3019;ARTICLE=65147;START=0;SORT=artnr;ALL=1;OFFSET=16</text:p>
          </table:table-cell>
          <table:table-cell table:number-columns-repeated="249"/>
        </table:table-row>
        <table:table-row table:style-name="ro1">
          <table:table-cell office:value-type="string">
            <text:p>LED_ACT</text:p>
          </table:table-cell>
          <table:table-cell office:value-type="string">
            <text:p>yellow</text:p>
          </table:table-cell>
          <table:table-cell office:value-type="float" office:value="0.09">
            <text:p>0,09</text:p>
          </table:table-cell>
          <table:table-cell office:value-type="float" office:value="1">
            <text:p>1</text:p>
          </table:table-cell>
          <table:table-cell table:formula="oooc:=[.D17]*[.C17]" office:value-type="float" office:value="0.09">
            <text:p>0,09</text:p>
          </table:table-cell>
          <table:table-cell office:value-type="string">
            <text:p>LY 336K</text:p>
          </table:table-cell>
          <table:table-cell office:value-type="string">
            <text:p><text:a xlink:href="http://www.reichelt.de/?SID=296bLXHawQAR0AADsRhZUd514a3d8b0f95a0575f999c29d7fcdb8;ACTION=3;LA=4;GROUP=A5332;GROUPID=3019;ARTICLE=65148;START=0;SORT=artnr;ALL=1;OFFSET=16">http://www.reichelt.de/?SID=296bLXHawQAR0AADsRhZUd514a3d8b0f95a0575f999c29d7fcdb8;ACTION=3;LA=4;GROUP=A5332;GROUPID=3019;ARTICLE=65148;START=0;SORT=artnr;ALL=1;OFFSET=16</text:a></text:p>
          </table:table-cell>
          <table:table-cell table:number-columns-repeated="249"/>
        </table:table-row>
        <table:table-row table:style-name="ro2">
          <table:table-cell office:value-type="string">
            <text:p>LED3</text:p>
          </table:table-cell>
          <table:table-cell office:value-type="string">
            <text:p>yellow</text:p>
          </table:table-cell>
          <table:table-cell table:formula="oooc:=[.C17]" office:value-type="float" office:value="0.09">
            <text:p>0,09</text:p>
          </table:table-cell>
          <table:table-cell office:value-type="float" office:value="1">
            <text:p>1</text:p>
          </table:table-cell>
          <table:table-cell table:formula="oooc:=[.D18]*[.C18]" office:value-type="float" office:value="0.09">
            <text:p>0,09</text:p>
          </table:table-cell>
          <table:table-cell office:value-type="string">
            <text:p>LY 336K</text:p>
          </table:table-cell>
          <table:table-cell table:formula="oooc:=[.G17]" office:value-type="string" office:string-value="http://www.reichelt.de/?SID=296bLXHawQAR0AADsRhZUd514a3d8b0f95a0575f999c29d7fcdb8;ACTION=3;LA=4;GROUP=A5332;GROUPID=3019;ARTICLE=65148;START=0;SORT=artnr;ALL=1;OFFSET=16">
            <text:p>http://www.reichelt.de/?SID=296bLXHawQAR0AADsRhZUd514a3d8b0f95a0575f999c29d7fcdb8;ACTION=3;LA=4;GROUP=A5332;GROUPID=3019;ARTICLE=65148;START=0;SORT=artnr;ALL=1;OFFSET=16</text:p>
          </table:table-cell>
          <table:table-cell table:number-columns-repeated="249"/>
        </table:table-row>
        <table:table-row table:style-name="ro1">
          <table:table-cell office:value-type="string">
            <text:p>Power LED 1</text:p>
          </table:table-cell>
          <table:table-cell office:value-type="string">
            <text:p>green</text:p>
          </table:table-cell>
          <table:table-cell office:value-type="float" office:value="0.07">
            <text:p>0,07</text:p>
          </table:table-cell>
          <table:table-cell office:value-type="float" office:value="1">
            <text:p>1</text:p>
          </table:table-cell>
          <table:table-cell table:formula="oooc:=[.D19]*[.C19]" office:value-type="float" office:value="0.07">
            <text:p>0,07</text:p>
          </table:table-cell>
          <table:table-cell office:value-type="string">
            <text:p>LV 543C</text:p>
          </table:table-cell>
          <table:table-cell office:value-type="string">
            <text:p><text:a xlink:href="http://www.reichelt.de/?SID=296bLXHawQAR0AADsRhZUd514a3d8b0f95a0575f999c29d7fcdb8;ACTION=3;LA=4;GROUP=A5332;GROUPID=3019;ARTICLE=65167;START=0;SORT=artnr;ALL=1;OFFSET=16">http://www.reichelt.de/?SID=296bLXHawQAR0AADsRhZUd514a3d8b0f95a0575f999c29d7fcdb8;ACTION=3;LA=4;GROUP=A5332;GROUPID=3019;ARTICLE=65167;START=0;SORT=artnr;ALL=1;OFFSET=16</text:a></text:p>
          </table:table-cell>
          <table:table-cell table:number-columns-repeated="249"/>
        </table:table-row>
        <table:table-row table:style-name="ro1">
          <table:table-cell office:value-type="string">
            <text:p>Quartz</text:p>
          </table:table-cell>
          <table:table-cell office:value-type="string">
            <text:p>12 mhz</text:p>
          </table:table-cell>
          <table:table-cell office:value-type="float" office:value="0.24">
            <text:p>0,24</text:p>
          </table:table-cell>
          <table:table-cell office:value-type="float" office:value="1">
            <text:p>1</text:p>
          </table:table-cell>
          <table:table-cell table:formula="oooc:=[.D20]*[.C20]" office:value-type="float" office:value="0.24">
            <text:p>0,24</text:p>
          </table:table-cell>
          <table:table-cell office:value-type="string">
            <text:p>12,0000-HC49U-S</text:p>
          </table:table-cell>
          <table:table-cell office:value-type="string">
            <text:p><text:a xlink:href="http://www.reichelt.de/?SID=296bLXHawQAR0AADsRhZUd514a3d8b0f95a0575f999c29d7fcdb8;ACTION=3;LA=2;GROUP=B41;GROUPID=3173;ARTICLE=32850;START=16;SORT=artnr;OFFSET=16">http://www.reichelt.de/?SID=296bLXHawQAR0AADsRhZUd514a3d8b0f95a0575f999c29d7fcdb8;ACTION=3;LA=2;GROUP=B41;GROUPID=3173;ARTICLE=32850;START=16;SORT=artnr;OFFSET=16</text:a></text:p>
          </table:table-cell>
          <table:table-cell table:number-columns-repeated="249"/>
        </table:table-row>
        <table:table-row table:style-name="ro1">
          <table:table-cell office:value-type="string">
            <text:p>Quartz</text:p>
          </table:table-cell>
          <table:table-cell office:value-type="string">
            <text:p>16 mhz</text:p>
          </table:table-cell>
          <table:table-cell office:value-type="float" office:value="0.24">
            <text:p>0,24</text:p>
          </table:table-cell>
          <table:table-cell office:value-type="float" office:value="2">
            <text:p>2</text:p>
          </table:table-cell>
          <table:table-cell table:formula="oooc:=[.D21]*[.C21]" office:value-type="float" office:value="0.48">
            <text:p>0,48</text:p>
          </table:table-cell>
          <table:table-cell office:value-type="string">
            <text:p>16,0000-HC49U-S</text:p>
          </table:table-cell>
          <table:table-cell office:value-type="string">
            <text:p><text:a xlink:href="http://www.reichelt.de/?SID=296bLXHawQAR0AADsRhZUd514a3d8b0f95a0575f999c29d7fcdb8;ACTION=3;LA=2;GROUP=B41;GROUPID=3173;ARTICLE=32852;START=32;SORT=artnr;OFFSET=16">http://www.reichelt.de/?SID=296bLXHawQAR0AADsRhZUd514a3d8b0f95a0575f999c29d7fcdb8;ACTION=3;LA=2;GROUP=B41;GROUPID=3173;ARTICLE=32852;START=32;SORT=artnr;OFFSET=16</text:a></text:p>
          </table:table-cell>
          <table:table-cell table:number-columns-repeated="249"/>
        </table:table-row>
        <table:table-row table:style-name="ro1">
          <table:table-cell office:value-type="string">
            <text:p>Quartz</text:p>
          </table:table-cell>
          <table:table-cell office:value-type="string">
            <text:p>20 mhz</text:p>
          </table:table-cell>
          <table:table-cell office:value-type="float" office:value="0.24">
            <text:p>0,24</text:p>
          </table:table-cell>
          <table:table-cell office:value-type="float" office:value="1">
            <text:p>1</text:p>
          </table:table-cell>
          <table:table-cell table:formula="oooc:=[.D22]*[.C22]" office:value-type="float" office:value="0.24">
            <text:p>0,24</text:p>
          </table:table-cell>
          <table:table-cell office:value-type="string">
            <text:p>20,0000-HC49U-S</text:p>
          </table:table-cell>
          <table:table-cell office:value-type="string">
            <text:p><text:a xlink:href="http://www.reichelt.de/?SID=296bLXHawQAR0AADsRhZUd514a3d8b0f95a0575f999c29d7fcdb8;ACTION=3;LA=2;GROUP=B41;GROUPID=3173;ARTICLE=32853;START=48;SORT=artnr;OFFSET=16">http://www.reichelt.de/?SID=296bLXHawQAR0AADsRhZUd514a3d8b0f95a0575f999c29d7fcdb8;ACTION=3;LA=2;GROUP=B41;GROUPID=3173;ARTICLE=32853;START=48;SORT=artnr;OFFSET=16</text:a></text:p>
          </table:table-cell>
          <table:table-cell table:number-columns-repeated="249"/>
        </table:table-row>
        <table:table-row table:style-name="ro1">
          <table:table-cell office:value-type="string">
            <text:p>rs232 treiber</text:p>
          </table:table-cell>
          <table:table-cell office:value-type="string">
            <text:p>MAX3232CSE</text:p>
          </table:table-cell>
          <table:table-cell office:value-type="float" office:value="3.4">
            <text:p>3,4</text:p>
          </table:table-cell>
          <table:table-cell office:value-type="float" office:value="2">
            <text:p>2</text:p>
          </table:table-cell>
          <table:table-cell table:formula="oooc:=[.D23]*[.C23]" office:value-type="float" office:value="6.8">
            <text:p>6,8</text:p>
          </table:table-cell>
          <table:table-cell office:value-type="string">
            <text:p>MAX 3232 CSE</text:p>
          </table:table-cell>
          <table:table-cell office:value-type="string">
            <text:p><text:a xlink:href="http://www.reichelt.de/?SID=296bLXHawQAR0AADsRhZUd514a3d8b0f95a0575f999c29d7fcdb8;ACTION=3;LA=4;GROUP=A217;GROUPID=2914;ARTICLE=57869;START=0;SORT=artnr;OFFSET=16">http://www.reichelt.de/?SID=296bLXHawQAR0AADsRhZUd514a3d8b0f95a0575f999c29d7fcdb8;ACTION=3;LA=4;GROUP=A217;GROUPID=2914;ARTICLE=57869;START=0;SORT=artnr;OFFSET=16</text:a></text:p>
          </table:table-cell>
          <table:table-cell table:number-columns-repeated="249"/>
        </table:table-row>
        <table:table-row table:style-name="ro1">
          <table:table-cell office:value-type="string">
            <text:p>uC</text:p>
          </table:table-cell>
          <table:table-cell office:value-type="string">
            <text:p>At Mega 128</text:p>
          </table:table-cell>
          <table:table-cell office:value-type="float" office:value="8.05">
            <text:p>8,05</text:p>
          </table:table-cell>
          <table:table-cell office:value-type="float" office:value="1">
            <text:p>1</text:p>
          </table:table-cell>
          <table:table-cell table:formula="oooc:=[.D24]*[.C24]" office:value-type="float" office:value="8.05">
            <text:p>8,05</text:p>
          </table:table-cell>
          <table:table-cell office:value-type="string">
            <text:p>ATMEGA 128-16 TQ</text:p>
          </table:table-cell>
          <table:table-cell office:value-type="string">
            <text:p><text:a xlink:href="http://www.reichelt.de/?SID=296bLXHawQAR0AADsRhZUd514a3d8b0f95a0575f999c29d7fcdb8;ACTION=3;LA=4;GROUP=A363;GROUPID=2959;ARTICLE=45027;START=0;SORT=artnr;OFFSET=16">http://www.reichelt.de/?SID=296bLXHawQAR0AADsRhZUd514a3d8b0f95a0575f999c29d7fcdb8;ACTION=3;LA=4;GROUP=A363;GROUPID=2959;ARTICLE=45027;START=0;SORT=artnr;OFFSET=16</text:a></text:p>
          </table:table-cell>
          <table:table-cell table:number-columns-repeated="249"/>
        </table:table-row>
        <table:table-row table:style-name="ro1">
          <table:table-cell office:value-type="string">
            <text:p>uC</text:p>
          </table:table-cell>
          <table:table-cell office:value-type="string">
            <text:p>At Mega 48</text:p>
          </table:table-cell>
          <table:table-cell office:value-type="float" office:value="1.45">
            <text:p>1,45</text:p>
          </table:table-cell>
          <table:table-cell office:value-type="float" office:value="1">
            <text:p>1</text:p>
          </table:table-cell>
          <table:table-cell table:formula="oooc:=[.D25]*[.C25]" office:value-type="float" office:value="1.45">
            <text:p>1,45</text:p>
          </table:table-cell>
          <table:table-cell office:value-type="string">
            <text:p>ATMEGA 48-20 AU</text:p>
          </table:table-cell>
          <table:table-cell office:value-type="string">
            <text:p><text:a xlink:href="http://www.reichelt.de/?SID=296bLXHawQAR0AADsRhZUd514a3d8b0f95a0575f999c29d7fcdb8;ACTION=3;LA=4;GROUP=A363;GROUPID=2959;ARTICLE=68167;START=0;SORT=artnr;OFFSET=16">http://www.reichelt.de/?SID=296bLXHawQAR0AADsRhZUd514a3d8b0f95a0575f999c29d7fcdb8;ACTION=3;LA=4;GROUP=A363;GROUPID=2959;ARTICLE=68167;START=0;SORT=artnr;OFFSET=16</text:a></text:p>
          </table:table-cell>
          <table:table-cell table:number-columns-repeated="249"/>
        </table:table-row>
        <table:table-row table:style-name="ro1">
          <table:table-cell office:value-type="string">
            <text:p>Widerstand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table:formula="oooc:=[.D26]*[.C26]" office:value-type="float" office:value="0.1">
            <text:p>0,1</text:p>
          </table:table-cell>
          <table:table-cell office:value-type="string">
            <text:p>SMD 1/4W 0,0</text:p>
          </table:table-cell>
          <table:table-cell office:value-type="string">
            <text:p><text:a xlink:href="http://www.reichelt.de/?SID=296bLXHawQAR0AADsRhZUd514a3d8b0f95a0575f999c29d7fcdb8;ACTION=3;LA=4;GROUP=B1231;GROUPID=3086;ARTICLE=18219;START=16;SORT=artnr;OFFSET=16">http://www.reichelt.de/?SID=296bLXHawQAR0AADsRhZUd514a3d8b0f95a0575f999c29d7fcdb8;ACTION=3;LA=4;GROUP=B1231;GROUPID=3086;ARTICLE=18219;START=16;SORT=artnr;OFFSET=16</text:a></text:p>
          </table:table-cell>
          <table:table-cell table:number-columns-repeated="249"/>
        </table:table-row>
        <table:table-row table:style-name="ro1">
          <table:table-cell office:value-type="string">
            <text:p>Widerstand</text:p>
          </table:table-cell>
          <table:table-cell office:value-type="float" office:value="200">
            <text:p>200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table:formula="oooc:=[.D27]*[.C27]" office:value-type="float" office:value="0.1">
            <text:p>0,1</text:p>
          </table:table-cell>
          <table:table-cell office:value-type="string">
            <text:p>SMD 1/4W 100</text:p>
          </table:table-cell>
          <table:table-cell office:value-type="string">
            <text:p><text:a xlink:href="http://www.reichelt.de/?SID=296bLXHawQAR0AADsRhZUd514a3d8b0f95a0575f999c29d7fcdb8;ACTION=3;LA=2;GROUP=B1233;GROUPID=3088;ARTICLE=18242;START=0;SORT=artnr;OFFSET=16">http://www.reichelt.de/?SID=296bLXHawQAR0AADsRhZUd514a3d8b0f95a0575f999c29d7fcdb8;ACTION=3;LA=2;GROUP=B1233;GROUPID=3088;ARTICLE=18242;START=0;SORT=artnr;OFFSET=16</text:a></text:p>
          </table:table-cell>
          <table:table-cell table:number-columns-repeated="249"/>
        </table:table-row>
        <table:table-row table:style-name="ro1">
          <table:table-cell office:value-type="string">
            <text:p>Widerstand</text:p>
          </table:table-cell>
          <table:table-cell office:value-type="string">
            <text:p>10k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table:formula="oooc:=[.D28]*[.C28]" office:value-type="float" office:value="0.2">
            <text:p>0,2</text:p>
          </table:table-cell>
          <table:table-cell office:value-type="string">
            <text:p>SMD 1/4W 10K</text:p>
          </table:table-cell>
          <table:table-cell office:value-type="string">
            <text:p><text:a xlink:href="http://www.reichelt.de/?SID=296bLXHawQAR0AADsRhZUd514a3d8b0f95a0575f999c29d7fcdb8;ACTION=3;LA=2;GROUP=B1235;GROUPID=3090;ARTICLE=18244;START=0;SORT=artnr;OFFSET=16">http://www.reichelt.de/?SID=296bLXHawQAR0AADsRhZUd514a3d8b0f95a0575f999c29d7fcdb8;ACTION=3;LA=2;GROUP=B1235;GROUPID=3090;ARTICLE=18244;START=0;SORT=artnr;OFFSET=16</text:a></text:p>
          </table:table-cell>
          <table:table-cell table:number-columns-repeated="249"/>
        </table:table-row>
        <table:table-row table:style-name="ro1">
          <table:table-cell office:value-type="string">
            <text:p>Widerstand</text:p>
          </table:table-cell>
          <table:table-cell office:value-type="string">
            <text:p>1k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table:formula="oooc:=[.D29]*[.C29]" office:value-type="float" office:value="0.1">
            <text:p>0,1</text:p>
          </table:table-cell>
          <table:table-cell office:value-type="string">
            <text:p>SMD 1/4W 1,0K</text:p>
          </table:table-cell>
          <table:table-cell office:value-type="string">
            <text:p><text:a xlink:href="http://www.reichelt.de/?SID=296bLXHawQAR0AADsRhZUd514a3d8b0f95a0575f999c29d7fcdb8;ACTION=3;LA=2;GROUP=B1234;GROUPID=3089;ARTICLE=18221;START=0;SORT=artnr;OFFSET=16">http://www.reichelt.de/?SID=296bLXHawQAR0AADsRhZUd514a3d8b0f95a0575f999c29d7fcdb8;ACTION=3;LA=2;GROUP=B1234;GROUPID=3089;ARTICLE=18221;START=0;SORT=artnr;OFFSET=16</text:a></text:p>
          </table:table-cell>
          <table:table-cell table:number-columns-repeated="249"/>
        </table:table-row>
        <table:table-row table:style-name="ro1">
          <table:table-cell office:value-type="string">
            <text:p>Widerstand</text:p>
          </table:table-cell>
          <table:table-cell office:value-type="string">
            <text:p>27 k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table:formula="oooc:=[.D30]*[.C30]" office:value-type="float" office:value="0.1">
            <text:p>0,1</text:p>
          </table:table-cell>
          <table:table-cell office:value-type="string">
            <text:p>SMD 1/4W 27K</text:p>
          </table:table-cell>
          <table:table-cell office:value-type="string">
            <text:p><text:a xlink:href="http://www.reichelt.de/?SID=296bLXHawQAR0AADsRhZUd514a3d8b0f95a0575f999c29d7fcdb8;ACTION=3;LA=2;GROUP=B1235;GROUPID=3090;ARTICLE=18297;START=0;SORT=artnr;OFFSET=16">http://www.reichelt.de/?SID=296bLXHawQAR0AADsRhZUd514a3d8b0f95a0575f999c29d7fcdb8;ACTION=3;LA=2;GROUP=B1235;GROUPID=3090;ARTICLE=18297;START=0;SORT=artnr;OFFSET=16</text:a></text:p>
          </table:table-cell>
          <table:table-cell table:number-columns-repeated="249"/>
        </table:table-row>
        <table:table-row table:style-name="ro1">
          <table:table-cell office:value-type="string">
            <text:p>Widerstand</text:p>
          </table:table-cell>
          <table:table-cell office:value-type="string">
            <text:p>2k7</text:p>
          </table:table-cell>
          <table:table-cell office:value-type="float" office:value="0.1">
            <text:p>0,1</text:p>
          </table:table-cell>
          <table:table-cell office:value-type="float" office:value="4">
            <text:p>4</text:p>
          </table:table-cell>
          <table:table-cell table:formula="oooc:=[.D31]*[.C31]" office:value-type="float" office:value="0.4">
            <text:p>0,4</text:p>
          </table:table-cell>
          <table:table-cell office:value-type="string">
            <text:p>SMD 1/4W 2,7K</text:p>
          </table:table-cell>
          <table:table-cell office:value-type="string">
            <text:p><text:a xlink:href="http://www.reichelt.de/?SID=296bLXHawQAR0AADsRhZUd514a3d8b0f95a0575f999c29d7fcdb8;ACTION=3;LA=2;GROUPID=3089;ARTICLE=18280">http://www.reichelt.de/?SID=296bLXHawQAR0AADsRhZUd514a3d8b0f95a0575f999c29d7fcdb8;ACTION=3;LA=2;GROUPID=3089;ARTICLE=18280</text:a></text:p>
          </table:table-cell>
          <table:table-cell table:number-columns-repeated="249"/>
        </table:table-row>
        <table:table-row table:style-name="ro1">
          <table:table-cell office:value-type="string">
            <text:p>Widerstand</text:p>
          </table:table-cell>
          <table:table-cell office:value-type="string">
            <text:p>4k7</text:p>
          </table:table-cell>
          <table:table-cell office:value-type="float" office:value="0.1">
            <text:p>0,1</text:p>
          </table:table-cell>
          <table:table-cell office:value-type="float" office:value="8">
            <text:p>8</text:p>
          </table:table-cell>
          <table:table-cell table:formula="oooc:=[.D32]*[.C32]" office:value-type="float" office:value="0.8">
            <text:p>0,8</text:p>
          </table:table-cell>
          <table:table-cell office:value-type="string">
            <text:p>SMD 1/4W 2,4K</text:p>
          </table:table-cell>
          <table:table-cell office:value-type="string">
            <text:p><text:a xlink:href="http://www.reichelt.de/?SID=296bLXHawQAR0AADsRhZUd514a3d8b0f95a0575f999c29d7fcdb8;ACTION=3;LA=2;GROUP=B1234;GROUPID=3089;ARTICLE=18277;START=0;SORT=artnr;OFFSET=16">http://www.reichelt.de/?SID=296bLXHawQAR0AADsRhZUd514a3d8b0f95a0575f999c29d7fcdb8;ACTION=3;LA=2;GROUP=B1234;GROUPID=3089;ARTICLE=18277;START=0;SORT=artnr;OFFSET=16</text:a>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CAN???</text:p>
          </table:table-cell>
          <table:table-cell office:value-type="string">
            <text:p>CAN???</text:p>
          </table:table-cell>
          <table:table-cell office:value-type="float" office:value="0.34">
            <text:p>0,34</text:p>
          </table:table-cell>
          <table:table-cell office:value-type="float" office:value="1">
            <text:p>1</text:p>
          </table:table-cell>
          <table:table-cell table:formula="oooc:=[.D33]*[.C33]" office:value-type="float" office:value="0.34">
            <text:p>0,34</text:p>
          </table:table-cell>
          <table:table-cell office:value-type="string">
            <text:p>AKL 382-04</text:p>
          </table:table-cell>
          <table:table-cell office:value-type="string">
            <text:p><text:a xlink:href="http://www.reichelt.de/?SID=296bLXHawQAR0AADsRhZUd514a3d8b0f95a0575f999c29d7fcdb8;ACTION=3;LA=4;GROUP=D7822;GROUPID=3408;ARTICLE=36662;START=0;SORT=artnr;OFFSET=16">http://www.reichelt.de/?SID=296bLXHawQAR0AADsRhZUd514a3d8b0f95a0575f999c29d7fcdb8;ACTION=3;LA=4;GROUP=D7822;GROUPID=3408;ARTICLE=36662;START=0;SORT=artnr;OFFSET=16</text:a>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COM???</text:p>
          </table:table-cell>
          <table:table-cell office:value-type="string">
            <text:p>???</text:p>
          </table:table-cell>
          <table:table-cell office:value-type="float" office:value="0.28">
            <text:p>0,28</text:p>
          </table:table-cell>
          <table:table-cell office:value-type="float" office:value="1">
            <text:p>1</text:p>
          </table:table-cell>
          <table:table-cell table:formula="oooc:=[.D34]*[.C34]" office:value-type="float" office:value="0.28">
            <text:p>0,28</text:p>
          </table:table-cell>
          <table:table-cell office:value-type="string">
            <text:p>D-SUB BU 09EU</text:p>
          </table:table-cell>
          <table:table-cell office:value-type="string">
            <text:p><text:a xlink:href="http://www.reichelt.de/?SID=296bLXHawQAR0AADsRhZUd514a3d8b0f95a0575f999c29d7fcdb8;ACTION=3;LA=4;GROUP=C1212;GROUPID=3203;ARTICLE=6950;START=0;SORT=artnr;OFFSET=16">http://www.reichelt.de/?SID=296bLXHawQAR0AADsRhZUd514a3d8b0f95a0575f999c29d7fcdb8;ACTION=3;LA=4;GROUP=C1212;GROUPID=3203;ARTICLE=6950;START=0;SORT=artnr;OFFSET=16</text:a>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ETH??</text:p>
          </table:table-cell>
          <table:table-cell office:value-type="string">
            <text:p>???</text:p>
          </table:table-cell>
          <table:table-cell office:value-type="float" office:value="0.62">
            <text:p>0,62</text:p>
          </table:table-cell>
          <table:table-cell office:value-type="float" office:value="1">
            <text:p>1</text:p>
          </table:table-cell>
          <table:table-cell table:formula="oooc:=[.D35]*[.C35]" office:value-type="float" office:value="0.62">
            <text:p>0,62</text:p>
          </table:table-cell>
          <table:table-cell office:value-type="string">
            <text:p>MEBP 8-8G</text:p>
          </table:table-cell>
          <table:table-cell office:value-type="string">
            <text:p><text:a xlink:href="http://www.reichelt.de/?SID=27emTcvqwQARsAAHipnug89e1b3a037576c13621a823c35a578a7;ACTION=3;LA=4;GROUP=G12;GROUPID=848;ARTICLE=24975;START=16;SORT=artnr;OFFSET=16">http://www.reichelt.de/?SID=27emTcvqwQARsAAHipnug89e1b3a037576c13621a823c35a578a7;ACTION=3;LA=4;GROUP=G12;GROUPID=848;ARTICLE=24975;START=16;SORT=artnr;OFFSET=16</text:a>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IC3</text:p>
          </table:table-cell>
          <table:table-cell office:value-type="string">
            <text:p>78XXS</text:p>
          </table:table-cell>
          <table:table-cell office:value-type="float" office:value="0.36">
            <text:p>0,36</text:p>
          </table:table-cell>
          <table:table-cell office:value-type="float" office:value="1">
            <text:p>1</text:p>
          </table:table-cell>
          <table:table-cell table:formula="oooc:=[.D36]*[.C36]" office:value-type="float" office:value="0.36">
            <text:p>0,36</text:p>
          </table:table-cell>
          <table:table-cell office:value-type="string">
            <text:p>µA 78S05</text:p>
          </table:table-cell>
          <table:table-cell office:value-type="string">
            <text:p><text:a xlink:href="http://www.reichelt.de/?SID=296bLXHawQAR0AADsRhZUd514a3d8b0f95a0575f999c29d7fcdb8;ACTION=3;LA=4;GROUP=A211;GROUPID=2908;ARTICLE=23481;START=0;SORT=artnr;OFFSET=16">http://www.reichelt.de/?SID=296bLXHawQAR0AADsRhZUd514a3d8b0f95a0575f999c29d7fcdb8;ACTION=3;LA=4;GROUP=A211;GROUPID=2908;ARTICLE=23481;START=0;SORT=artnr;OFFSET=16</text:a>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ISP</text:p>
          </table:table-cell>
          <table:table-cell office:value-type="string">
            <text:p>MA05-2</text:p>
          </table:table-cell>
          <table:table-cell office:value-type="float" office:value="0.22">
            <text:p>0,22</text:p>
          </table:table-cell>
          <table:table-cell office:value-type="float" office:value="1">
            <text:p>1</text:p>
          </table:table-cell>
          <table:table-cell table:formula="oooc:=[.D37]*[.C37]" office:value-type="float" office:value="0.22">
            <text:p>0,22</text:p>
          </table:table-cell>
          <table:table-cell office:value-type="string">
            <text:p>SL 2X17G 2,54</text:p>
          </table:table-cell>
          <table:table-cell office:value-type="string">
            <text:p><text:a xlink:href="http://www.reichelt.de/?SID=296bLXHawQAR0AADsRhZUd514a3d8b0f95a0575f999c29d7fcdb8;ACTION=3;LA=4;GROUP=C141;GROUPID=3220;ARTICLE=19492;START=48;SORT=artnr;OFFSET=16">http://www.reichelt.de/?SID=296bLXHawQAR0AADsRhZUd514a3d8b0f95a0575f999c29d7fcdb8;ACTION=3;LA=4;GROUP=C141;GROUPID=3220;ARTICLE=19492;START=48;SORT=artnr;OFFSET=16</text:a>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ISP_48</text:p>
          </table:table-cell>
          <table:table-cell office:value-type="string">
            <text:p>MA05-2</text:p>
          </table:table-cell>
          <table:table-cell office:value-type="float" office:value="0.22">
            <text:p>0,22</text:p>
          </table:table-cell>
          <table:table-cell office:value-type="float" office:value="1">
            <text:p>1</text:p>
          </table:table-cell>
          <table:table-cell table:formula="oooc:=[.D38]*[.C38]" office:value-type="float" office:value="0.22">
            <text:p>0,22</text:p>
          </table:table-cell>
          <table:table-cell office:value-type="string">
            <text:p>SL 2X17G 2,54</text:p>
          </table:table-cell>
          <table:table-cell table:formula="oooc:=[.G37]" office:value-type="string" office:string-value="http://www.reichelt.de/?SID=296bLXHawQAR0AADsRhZUd514a3d8b0f95a0575f999c29d7fcdb8;ACTION=3;LA=4;GROUP=C141;GROUPID=3220;ARTICLE=19492;START=48;SORT=artnr;OFFSET=16">
            <text:p>http://www.reichelt.de/?SID=296bLXHawQAR0AADsRhZUd514a3d8b0f95a0575f999c29d7fcdb8;ACTION=3;LA=4;GROUP=C141;GROUPID=3220;ARTICLE=19492;START=48;SORT=artnr;OFFSET=16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JTAG</text:p>
          </table:table-cell>
          <table:table-cell office:value-type="string">
            <text:p>MA05-2</text:p>
          </table:table-cell>
          <table:table-cell office:value-type="float" office:value="0.22">
            <text:p>0,22</text:p>
          </table:table-cell>
          <table:table-cell office:value-type="float" office:value="1">
            <text:p>1</text:p>
          </table:table-cell>
          <table:table-cell table:formula="oooc:=[.D39]*[.C39]" office:value-type="float" office:value="0.22">
            <text:p>0,22</text:p>
          </table:table-cell>
          <table:table-cell office:value-type="string">
            <text:p>SL 2X17G 2,54</text:p>
          </table:table-cell>
          <table:table-cell table:formula="oooc:=[.G37]" office:value-type="string" office:string-value="http://www.reichelt.de/?SID=296bLXHawQAR0AADsRhZUd514a3d8b0f95a0575f999c29d7fcdb8;ACTION=3;LA=4;GROUP=C141;GROUPID=3220;ARTICLE=19492;START=48;SORT=artnr;OFFSET=16">
            <text:p>http://www.reichelt.de/?SID=296bLXHawQAR0AADsRhZUd514a3d8b0f95a0575f999c29d7fcdb8;ACTION=3;LA=4;GROUP=C141;GROUPID=3220;ARTICLE=19492;START=48;SORT=artnr;OFFSET=16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U$2</text:p>
          </table:table-cell>
          <table:table-cell office:value-type="string">
            <text:p>DIL16/1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table:formula="oooc:=[.D40]*[.C40]" office:value-type="float" office:value="0.3">
            <text:p>0,3</text:p>
          </table:table-cell>
          <table:table-cell/>
          <table:table-cell office:value-type="string">
            <text:p>Galwanische Trennung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Stecker</text:p>
          </table:table-cell>
          <table:table-cell office:value-type="string">
            <text:p>CAN</text:p>
          </table:table-cell>
          <table:table-cell office:value-type="float" office:value="0.63">
            <text:p>0,63</text:p>
          </table:table-cell>
          <table:table-cell office:value-type="float" office:value="2">
            <text:p>2</text:p>
          </table:table-cell>
          <table:table-cell table:formula="oooc:=[.D41]*[.C41]" office:value-type="float" office:value="1.26">
            <text:p>1,26</text:p>
          </table:table-cell>
          <table:table-cell office:value-type="string">
            <text:p>AKL 369-04</text:p>
          </table:table-cell>
          <table:table-cell office:value-type="string">
            <text:p><text:a xlink:href="http://www.reichelt.de/?SID=296bLXHawQAR0AADsRhZUd514a3d8b0f95a0575f999c29d7fcdb8;ACTION=3;LA=4;GROUP=D7822;GROUPID=3408;ARTICLE=36652;START=0;SORT=artnr;OFFSET=16">http://www.reichelt.de/?SID=296bLXHawQAR0AADsRhZUd514a3d8b0f95a0575f999c29d7fcdb8;ACTION=3;LA=4;GROUP=D7822;GROUPID=3408;ARTICLE=36652;START=0;SORT=artnr;OFFSET=16</text:a>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Sicherung</text:p>
          </table:table-cell>
          <table:table-cell/>
          <table:table-cell office:value-type="float" office:value="0.072">
            <text:p>0,07</text:p>
          </table:table-cell>
          <table:table-cell office:value-type="float" office:value="1">
            <text:p>1</text:p>
          </table:table-cell>
          <table:table-cell table:formula="oooc:=[.D42]*[.C42]" office:value-type="float" office:value="0.072">
            <text:p>0,07</text:p>
          </table:table-cell>
          <table:table-cell office:value-type="string">
            <text:p>FLINK 1,0A</text:p>
          </table:table-cell>
          <table:table-cell office:value-type="string">
            <text:p><text:a xlink:href="http://www.reichelt.de/?SID=27emTcvqwQARsAAHipnug89e1b3a037576c13621a823c35a578a7;ACTION=3;LA=2;GROUP=C41;GROUPID=3301;ARTICLE=7828;START=0;SORT=artnr;OFFSET=16">http://www.reichelt.de/?SID=27emTcvqwQARsAAHipnug89e1b3a037576c13621a823c35a578a7;ACTION=3;LA=2;GROUP=C41;GROUPID=3301;ARTICLE=7828;START=0;SORT=artnr;OFFSET=16</text:a>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X2 -&gt; Diode</text:p>
          </table:table-cell>
          <table:table-cell office:value-type="string">
            <text:p>AK500/2-H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table:formula="oooc:=[.D43]*[.C43]" office:value-type="float" office:value="0.2">
            <text:p>0,2</text:p>
          </table:table-cell>
          <table:table-cell office:value-type="string">
            <text:p>1N 4007</text:p>
          </table:table-cell>
          <table:table-cell office:value-type="string">
            <text:p><text:a xlink:href="http://www.reichelt.de/?SID=296bLXHawQAR0AADsRhZUd514a3d8b0f95a0575f999c29d7fcdb8;ACTION=3;LA=4;GROUP=A411;GROUPID=2987;ARTICLE=1729;START=0;SORT=artnr;OFFSET=16">http://www.reichelt.de/?SID=296bLXHawQAR0AADsRhZUd514a3d8b0f95a0575f999c29d7fcdb8;ACTION=3;LA=4;GROUP=A411;GROUPID=2987;ARTICLE=1729;START=0;SORT=artnr;OFFSET=16</text:a>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formula="oooc:=SUM([.D2:.D43])" office:value-type="float" office:value="86">
            <text:p>86</text:p>
          </table:table-cell>
          <table:table-cell table:formula="oooc:=SUM([.E2:.E43])" office:value-type="float" office:value="31.04">
            <text:p>31,04</text:p>
          </table:table-cell>
          <table:table-cell table:number-columns-repeated="251"/>
        </table:table-row>
        <table:table-row table:style-name="ro2" table:number-rows-repeated="654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1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</table:table-row>
        <table:table-row table:style-name="ro2">
          <table:table-cell office:value-type="string">
            <text:p>R10</text:p>
          </table:table-cell>
          <table:table-cell office:value-type="float" office:value="0">
            <text:p>0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1</text:p>
          </table:table-cell>
          <table:table-cell office:value-type="float" office:value="200">
            <text:p>200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12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13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15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16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24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25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26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27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30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31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32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33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34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37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38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39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40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41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42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11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14</text:p>
          </table:table-cell>
          <table:table-cell office:value-type="string">
            <text:p>1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2</text:p>
          </table:table-cell>
          <table:table-cell office:value-type="string">
            <text:p>1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3</text:p>
          </table:table-cell>
          <table:table-cell office:value-type="string">
            <text:p>1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4</text:p>
          </table:table-cell>
          <table:table-cell office:value-type="string">
            <text:p>1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11</text:p>
          </table:table-cell>
          <table:table-cell office:value-type="string">
            <text:p>10µF/35V</text:p>
          </table:table-cell>
          <table:table-cell office:value-type="string">
            <text:p>E2-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Q4</text:p>
          </table:table-cell>
          <table:table-cell office:value-type="string">
            <text:p>12MHz</text:p>
          </table:table-cell>
          <table:table-cell office:value-type="string">
            <text:p>HC49/S</text:p>
          </table:table-cell>
          <table:table-cell office:value-type="string">
            <text:p>crystal</text:p>
          </table:table-cell>
        </table:table-row>
        <table:table-row table:style-name="ro2">
          <table:table-cell office:value-type="string">
            <text:p>Q1</text:p>
          </table:table-cell>
          <table:table-cell office:value-type="string">
            <text:p>16MHz</text:p>
          </table:table-cell>
          <table:table-cell office:value-type="string">
            <text:p>HC49U-V</text:p>
          </table:table-cell>
          <table:table-cell office:value-type="string">
            <text:p>crystal</text:p>
          </table:table-cell>
        </table:table-row>
        <table:table-row table:style-name="ro2">
          <table:table-cell office:value-type="string">
            <text:p>Q3</text:p>
          </table:table-cell>
          <table:table-cell office:value-type="string">
            <text:p>16MHz</text:p>
          </table:table-cell>
          <table:table-cell office:value-type="string">
            <text:p>HC49U-V</text:p>
          </table:table-cell>
          <table:table-cell office:value-type="string">
            <text:p>crystal</text:p>
          </table:table-cell>
        </table:table-row>
        <table:table-row table:style-name="ro2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Q2</text:p>
          </table:table-cell>
          <table:table-cell office:value-type="string">
            <text:p>20MHz</text:p>
          </table:table-cell>
          <table:table-cell office:value-type="string">
            <text:p>HC49U-V</text:p>
          </table:table-cell>
          <table:table-cell office:value-type="string">
            <text:p>crystal</text:p>
          </table:table-cell>
        </table:table-row>
        <table:table-row table:style-name="ro2">
          <table:table-cell office:value-type="string">
            <text:p>C10</text:p>
          </table:table-cell>
          <table:table-cell office:value-type="string">
            <text:p>220µF/25V</text:p>
          </table:table-cell>
          <table:table-cell office:value-type="string">
            <text:p>E3,5-8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28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29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35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36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8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9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13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17</text:p>
          </table:table-cell>
          <table:table-cell office:value-type="string">
            <text:p>27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18</text:p>
          </table:table-cell>
          <table:table-cell office:value-type="string">
            <text:p>27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15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16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17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18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7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12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14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20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4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5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6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8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9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1</text:p>
          </table:table-cell>
          <table:table-cell office:value-type="string">
            <text:p>66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IC8</text:p>
          </table:table-cell>
          <table:table-cell office:value-type="string">
            <text:p>ATMega48</text:p>
          </table:table-cell>
          <table:table-cell office:value-type="string">
            <text:p>TQFP32-08</text:p>
          </table:table-cell>
          <table:table-cell office:value-type="string">
            <text:p>atmel</text:p>
          </table:table-cell>
        </table:table-row>
        <table:table-row table:style-name="ro2">
          <table:table-cell office:value-type="string">
            <text:p>D2</text:p>
          </table:table-cell>
          <table:table-cell office:value-type="string">
            <text:p>BY550</text:p>
          </table:table-cell>
          <table:table-cell office:value-type="string">
            <text:p>DO27-15</text:p>
          </table:table-cell>
          <table:table-cell office:value-type="string">
            <text:p>diode</text:p>
          </table:table-cell>
        </table:table-row>
        <table:table-row table:style-name="ro2">
          <table:table-cell office:value-type="string">
            <text:p>F1</text:p>
          </table:table-cell>
          <table:table-cell office:value-type="string">
            <text:p>FUSESH22,5A</text:p>
          </table:table-cell>
          <table:table-cell office:value-type="string">
            <text:p>SH22,5A</text:p>
          </table:table-cell>
          <table:table-cell office:value-type="string">
            <text:p>fuse</text:p>
          </table:table-cell>
        </table:table-row>
        <table:table-row table:style-name="ro2">
          <table:table-cell office:value-type="string">
            <text:p>POWER_LED1</text:p>
          </table:table-cell>
          <table:table-cell office:value-type="string">
            <text:p>green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2">
          <table:table-cell office:value-type="string">
            <text:p>IC1</text:p>
          </table:table-cell>
          <table:table-cell office:value-type="string">
            <text:p>MAX3232CSE</text:p>
          </table:table-cell>
          <table:table-cell office:value-type="string">
            <text:p>SO16</text:p>
          </table:table-cell>
          <table:table-cell office:value-type="string">
            <text:p>maxim</text:p>
          </table:table-cell>
        </table:table-row>
        <table:table-row table:style-name="ro2">
          <table:table-cell office:value-type="string">
            <text:p>IC9</text:p>
          </table:table-cell>
          <table:table-cell office:value-type="string">
            <text:p>MAX3232CSE</text:p>
          </table:table-cell>
          <table:table-cell office:value-type="string">
            <text:p>SO16</text:p>
          </table:table-cell>
          <table:table-cell office:value-type="string">
            <text:p>maxim</text:p>
          </table:table-cell>
        </table:table-row>
        <table:table-row table:style-name="ro2">
          <table:table-cell office:value-type="string">
            <text:p>IC4</text:p>
          </table:table-cell>
          <table:table-cell office:value-type="string">
            <text:p>MCP2515-E/SO</text:p>
          </table:table-cell>
          <table:table-cell office:value-type="string">
            <text:p>SO18L</text:p>
          </table:table-cell>
          <table:table-cell office:value-type="string">
            <text:p>mcp2515</text:p>
          </table:table-cell>
        </table:table-row>
        <table:table-row table:style-name="ro2">
          <table:table-cell office:value-type="string">
            <text:p>IC2</text:p>
          </table:table-cell>
          <table:table-cell office:value-type="string">
            <text:p>MEGA128-A</text:p>
          </table:table-cell>
          <table:table-cell office:value-type="string">
            <text:p>TQFP64</text:p>
          </table:table-cell>
          <table:table-cell office:value-type="string">
            <text:p>atmel</text:p>
          </table:table-cell>
        </table:table-row>
        <table:table-row table:style-name="ro2">
          <table:table-cell office:value-type="string">
            <text:p>H1</text:p>
          </table:table-cell>
          <table:table-cell office:value-type="string">
            <text:p>MOUNT-PAD-ROUND3.0</text:p>
          </table:table-cell>
          <table:table-cell office:value-type="string">
            <text:p>3,0-PAD</text:p>
          </table:table-cell>
          <table:table-cell office:value-type="string">
            <text:p>holes</text:p>
          </table:table-cell>
        </table:table-row>
        <table:table-row table:style-name="ro2">
          <table:table-cell office:value-type="string">
            <text:p>H2</text:p>
          </table:table-cell>
          <table:table-cell office:value-type="string">
            <text:p>MOUNT-PAD-ROUND3.0</text:p>
          </table:table-cell>
          <table:table-cell office:value-type="string">
            <text:p>3,0-PAD</text:p>
          </table:table-cell>
          <table:table-cell office:value-type="string">
            <text:p>holes</text:p>
          </table:table-cell>
        </table:table-row>
        <table:table-row table:style-name="ro2">
          <table:table-cell office:value-type="string">
            <text:p>H3</text:p>
          </table:table-cell>
          <table:table-cell office:value-type="string">
            <text:p>MOUNT-PAD-ROUND3.0</text:p>
          </table:table-cell>
          <table:table-cell office:value-type="string">
            <text:p>3,0-PAD</text:p>
          </table:table-cell>
          <table:table-cell office:value-type="string">
            <text:p>holes</text:p>
          </table:table-cell>
        </table:table-row>
        <table:table-row table:style-name="ro2">
          <table:table-cell office:value-type="string">
            <text:p>H4</text:p>
          </table:table-cell>
          <table:table-cell office:value-type="string">
            <text:p>MOUNT-PAD-ROUND3.0</text:p>
          </table:table-cell>
          <table:table-cell office:value-type="string">
            <text:p>3,0-PAD</text:p>
          </table:table-cell>
          <table:table-cell office:value-type="string">
            <text:p>holes</text:p>
          </table:table-cell>
        </table:table-row>
        <table:table-row table:style-name="ro2">
          <table:table-cell office:value-type="string">
            <text:p>IC5</text:p>
          </table:table-cell>
          <table:table-cell office:value-type="string">
            <text:p>PCA82C250</text:p>
          </table:table-cell>
          <table:table-cell office:value-type="string">
            <text:p>DIL08</text:p>
          </table:table-cell>
          <table:table-cell office:value-type="string">
            <text:p>micro-philips</text:p>
          </table:table-cell>
        </table:table-row>
        <table:table-row table:style-name="ro2">
          <table:table-cell office:value-type="string">
            <text:p>ACT_LED</text:p>
          </table:table-cell>
          <table:table-cell office:value-type="string">
            <text:p>red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2">
          <table:table-cell office:value-type="string">
            <text:p>LED199</text:p>
          </table:table-cell>
          <table:table-cell office:value-type="string">
            <text:p>red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2">
          <table:table-cell office:value-type="string">
            <text:p>U$1</text:p>
          </table:table-cell>
          <table:table-cell table:number-columns-repeated="2" office:value-type="string">
            <text:p>RTL8019AS</text:p>
          </table:table-cell>
          <table:table-cell office:value-type="string">
            <text:p>rtl8019as</text:p>
          </table:table-cell>
        </table:table-row>
        <table:table-row table:style-name="ro2">
          <table:table-cell office:value-type="string">
            <text:p>KK1</text:p>
          </table:table-cell>
          <table:table-cell table:number-columns-repeated="2" office:value-type="string">
            <text:p>SK104</text:p>
          </table:table-cell>
          <table:table-cell office:value-type="string">
            <text:p>heatsink</text:p>
          </table:table-cell>
        </table:table-row>
        <table:table-row table:style-name="ro2">
          <table:table-cell office:value-type="string">
            <text:p>LED3</text:p>
          </table:table-cell>
          <table:table-cell office:value-type="string">
            <text:p>yellow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2">
          <table:table-cell office:value-type="string">
            <text:p>LINK_LED</text:p>
          </table:table-cell>
          <table:table-cell office:value-type="string">
            <text:p>yellow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2">
          <table:table-cell office:value-type="string">
            <text:p>CAN</text:p>
          </table:table-cell>
          <table:table-cell/>
          <table:table-cell office:value-type="string">
            <text:p>90-4</text:p>
          </table:table-cell>
          <table:table-cell office:value-type="string">
            <text:p>con-weidmueller-sl35</text:p>
          </table:table-cell>
        </table:table-row>
        <table:table-row table:style-name="ro2">
          <table:table-cell office:value-type="string">
            <text:p>COM</text:p>
          </table:table-cell>
          <table:table-cell/>
          <table:table-cell office:value-type="string">
            <text:p>F09HP</text:p>
          </table:table-cell>
          <table:table-cell office:value-type="string">
            <text:p>con-subd</text:p>
          </table:table-cell>
        </table:table-row>
        <table:table-row table:style-name="ro2">
          <table:table-cell office:value-type="string">
            <text:p>ETH</text:p>
          </table:table-cell>
          <table:table-cell/>
          <table:table-cell office:value-type="string">
            <text:p>557786-1</text:p>
          </table:table-cell>
          <table:table-cell office:value-type="string">
            <text:p>con-amp</text:p>
          </table:table-cell>
        </table:table-row>
        <table:table-row table:style-name="ro2">
          <table:table-cell office:value-type="string">
            <text:p>IC3</text:p>
          </table:table-cell>
          <table:table-cell/>
          <table:table-cell office:value-type="string">
            <text:p>78XXS</text:p>
          </table:table-cell>
          <table:table-cell office:value-type="string">
            <text:p>v-reg</text:p>
          </table:table-cell>
        </table:table-row>
        <table:table-row table:style-name="ro2">
          <table:table-cell office:value-type="string">
            <text:p>ISP</text:p>
          </table:table-cell>
          <table:table-cell/>
          <table:table-cell office:value-type="string">
            <text:p>MA05-2</text:p>
          </table:table-cell>
          <table:table-cell office:value-type="string">
            <text:p>con-lstb</text:p>
          </table:table-cell>
        </table:table-row>
        <table:table-row table:style-name="ro2">
          <table:table-cell office:value-type="string">
            <text:p>ISP_48</text:p>
          </table:table-cell>
          <table:table-cell/>
          <table:table-cell office:value-type="string">
            <text:p>MA05-2</text:p>
          </table:table-cell>
          <table:table-cell office:value-type="string">
            <text:p>con-lstb</text:p>
          </table:table-cell>
        </table:table-row>
        <table:table-row table:style-name="ro2">
          <table:table-cell office:value-type="string">
            <text:p>JTAG</text:p>
          </table:table-cell>
          <table:table-cell/>
          <table:table-cell office:value-type="string">
            <text:p>MA05-2</text:p>
          </table:table-cell>
          <table:table-cell office:value-type="string">
            <text:p>con-lstb</text:p>
          </table:table-cell>
        </table:table-row>
        <table:table-row table:style-name="ro2">
          <table:table-cell office:value-type="string">
            <text:p>U$2</text:p>
          </table:table-cell>
          <table:table-cell/>
          <table:table-cell office:value-type="string">
            <text:p>DIL16/12</text:p>
          </table:table-cell>
          <table:table-cell office:value-type="string">
            <text:p>Realtek</text:p>
          </table:table-cell>
        </table:table-row>
        <table:table-row table:style-name="ro2">
          <table:table-cell office:value-type="string">
            <text:p>X2</text:p>
          </table:table-cell>
          <table:table-cell/>
          <table:table-cell office:value-type="string">
            <text:p>AK500/2-H</text:p>
          </table:table-cell>
          <table:table-cell office:value-type="string">
            <text:p>con-ptr500</text:p>
          </table:table-cell>
        </table:table-row>
      </table:table>
      <table:database-ranges>
        <table:database-range table:target-range-address="Teile.A2:Teile.IV3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family-generic="roman" style:font-pitch="variable"/>
    <style:font-face style:name="DejaVu Sans" svg:font-family="'DejaVu Sans'" style:font-family-generic="roman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Bitstream Vera Sans2" svg:font-family="'Bitstream Vera Sans'" style:font-family-generic="system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Bitstream Vera Sans2" style:language-asian="zxx" style:country-asian="none" style:font-name-complex="Bitstream Vera Sans2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2">12.07.2007</text:date>, <text:time>15:5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6-24T19:00:48</meta:creation-date>
    <dc:creator>Kai Baumgart</dc:creator>
    <dc:date>2007-07-12T15:59:00</dc:date>
    <dc:language>en-US</dc:language>
    <meta:editing-cycles>20</meta:editing-cycles>
    <meta:editing-duration>PT14H45M22S</meta:editing-duration>
    <meta:user-defined meta:name="Info 1"/>
    <meta:user-defined meta:name="Info 2"/>
    <meta:user-defined meta:name="Info 3"/>
    <meta:user-defined meta:name="Info 4"/>
    <meta:document-statistic meta:table-count="2" meta:cell-count="647"/>
  </office:meta>
</office:document-meta>
</file>